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3" style:family="table-cell" style:parent-style-name="Default" style:data-style-name="N37">
      <style:table-cell-properties fo:border="0.002cm solid #000000"/>
      <style:text-properties fo:font-size="11pt" style:font-size-asian="11pt" style:font-size-complex="11pt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3"/>
        <table:table-column table:style-name="co5" table:default-cell-style-name="ce2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Descrizione Corso</text:p>
          </table:table-cell>
          <table:table-cell table:style-name="ce1" office:value-type="string">
            <text:p>Docente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Durata H.</text:p>
          </table:table-cell>
        </table:table-row>
        <table:table-row table:style-name="ro3">
          <table:table-cell office:value-type="string">
            <text:p>Corso LUA (prima parte)</text:p>
          </table:table-cell>
          <table:table-cell office:value-type="string">
            <text:p>Roberto Tirabassi</text:p>
          </table:table-cell>
          <table:table-cell office:value-type="string">
            <text:p>3DI</text:p>
          </table:table-cell>
          <table:table-cell office:value-type="string">
            <text:p>Corso Interno</text:p>
          </table:table-cell>
          <table:table-cell office:value-type="date" office:date-value="2015-03-05">
            <text:p>05/03/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orso LUA (seconda parte)</text:p>
          </table:table-cell>
          <table:table-cell office:value-type="string">
            <text:p>Ladislav Sopko</text:p>
          </table:table-cell>
          <table:table-cell office:value-type="string">
            <text:p>3DI</text:p>
          </table:table-cell>
          <table:table-cell office:value-type="string">
            <text:p>Corso Interno</text:p>
          </table:table-cell>
          <table:table-cell office:value-type="date" office:date-value="2015-03-12">
            <text:p>12/03/15</text:p>
          </table:table-cell>
          <table:table-cell office:value-type="float" office:value="3">
            <text:p>3</text:p>
          </table:table-cell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/07/2015</text:date>, <text:time>15.36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Bernardini</meta:initial-creator>
    <meta:creation-date>2015-07-08T11:45:57</meta:creation-date>
    <dc:date>2015-07-08T15:36:35</dc:date>
    <dc:creator>Mirko Bernardini</dc:creator>
    <meta:editing-duration>PT12M37S</meta:editing-duration>
    <meta:editing-cycles>3</meta:editing-cycles>
    <meta:generator>OpenOffice/4.1.1$Unix OpenOffice.org_project/411m6$Build-9775</meta:generator>
    <meta:document-statistic meta:table-count="3" meta:cell-count="18" meta:object-count="0"/>
  </office:meta>
</office:document-meta>
</file>